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931cm" fo:min-width="4.248cm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 draw:shadow="visible" draw:shadow-offset-x="0.05cm" draw:shadow-offset-y="0.05cm" draw:shadow-color="#999999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'DejaVu Sans Condensed'" style:font-family-generic="swiss" style:font-pitch="variable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1pt" style:font-weight-asian="normal" style:font-family-complex="'DejaVu Sans Mono'" style:font-family-generic-complex="modern" style:font-pitch-complex="fixed" style:font-size-complex="11pt" style:font-weight-complex="normal" style:text-scale="100%" style:text-overline-style="none" style:text-overline-color="font-color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DejaVu Sans Condensed'" style:font-family-generic="swiss" style:font-pitch="variable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1pt" style:font-weight-asian="normal" style:font-family-complex="'DejaVu Sans Mono'" style:font-family-generic-complex="modern" style:font-pitch-complex="fixed" style:font-size-complex="11pt" style:font-weight-complex="normal" style:text-scale="100%" style:text-overline-style="none" style:text-overline-color="font-color"/>
    </style:style>
    <style:style style:name="T2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DejaVu Sans Condensed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2cm" svg:x2="5.6cm" svg:y2="2cm">
          <text:p/>
        </draw:line>
        <draw:frame draw:style-name="gr2" draw:text-style-name="P2" draw:layer="layout" svg:width="4.748cm" svg:height="1.181cm" svg:x="1.546cm" svg:y="0.796cm">
          <draw:text-box>
            <text:p text:style-name="P1"><text:span text:style-name="T1">24 bits Organizationally</text:span></text:p>
            <text:p text:style-name="P1"><text:span text:style-name="T1">Unique Identifier</text:span></text:p>
          </draw:text-box>
        </draw:frame>
        <draw:custom-shape draw:style-name="gr3" draw:text-style-name="P3" draw:layer="layout" svg:width="1.1cm" svg:height="0.8cm" svg:x="2.1cm" svg:y="2.3cm">
          <text:p text:style-name="P1"><text:span text:style-name="T2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8cm" svg:x="3.3cm" svg:y="2.3cm">
          <text:p text:style-name="P1"><text:span text:style-name="T2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8cm" svg:x="4.5cm" svg:y="2.3cm">
          <text:p text:style-name="P1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1cm" svg:height="0.8cm" svg:x="5.7cm" svg:y="2.3cm">
          <text:p text:style-name="P1"><text:span text:style-name="T2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1cm" svg:height="0.8cm" svg:x="6.9cm" svg:y="2.3cm">
          <text:p text:style-name="P1"><text:span text:style-name="T2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1cm" svg:height="0.8cm" svg:x="8.1cm" svg:y="2.3cm">
          <text:p text:style-name="P1"><text:span text:style-name="T2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cm" svg:height="0.8cm" svg:x="1.3cm" svg:y="3.7cm">
          <text:p text:style-name="P1"><text:span text:style-name="T2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3cm" svg:y1="3.7cm" svg:x2="2.1cm" svg:y2="3.1cm">
          <text:p/>
        </draw:line>
        <draw:line draw:style-name="gr6" draw:text-style-name="P1" draw:layer="layout" svg:x1="3.963cm" svg:y1="3.694cm" svg:x2="3.163cm" svg:y2="3.094cm">
          <text:p/>
        </draw:line>
        <draw:custom-shape draw:style-name="gr7" draw:text-style-name="P4" draw:layer="layout" svg:width="2.4cm" svg:height="0.6cm" svg:x="1.2cm" svg:y="4.8cm">
          <text:p text:style-name="P1"><text:span text:style-name="T3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57.8508954602 -18904.4925124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2.4cm" svg:height="0.6cm" svg:x="3.8cm" svg:y="4.8cm">
          <text:p text:style-name="P1"><text:span text:style-name="T3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23.4902124115 -18365.3910149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07-09T11:36:55</dc:date>
    <meta:editing-duration>PT3H28M28S</meta:editing-duration>
    <meta:editing-cycles>16</meta:editing-cycles>
    <meta:generator>LibreOffice/3.5$Linux_X86_64 LibreOffice_project/350m1$Build-2</meta:generator>
    <meta:document-statistic meta:object-count="13"/>
  </office:meta>
</office:document-meta>
</file>